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size="11pt"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 fo:font-size="11pt" fo:letter-spacing="normal" fo:font-style="normal" style:text-underline-style="none" fo:font-weight="bold" style:font-size-asian="11pt" style:font-weight-asian="bold" style:font-size-complex="11pt" style:font-weight-complex="bold"/>
    </style:style>
    <style:style style:name="P8" style:family="paragraph" style:parent-style-name="Standard" style:master-page-name="">
      <style:paragraph-properties fo:margin-left="-0.026cm" fo:margin-right="0cm" fo:text-align="start" style:justify-single-word="false" fo:orphans="2" fo:widows="2" fo:text-indent="0cm" style:auto-text-indent="false" style:page-number="auto"/>
      <style:text-properties fo:font-variant="normal" fo:text-transform="none" fo:color="#000000" style:font-name="Arial" fo:font-size="11pt" fo:letter-spacing="normal" fo:font-style="normal" fo:font-weight="normal" style:font-size-asian="11pt" style:font-size-complex="11pt"/>
    </style:style>
    <style:style style:name="T1" style:family="text">
      <style:text-properties fo:font-variant="normal" fo:text-transform="none" fo:color="#000000" style:font-name="Arial" fo:letter-spacing="normal" fo:font-style="normal" style:text-underline-style="solid" style:text-underline-width="auto" style:text-underline-color="font-color" fo:font-weight="bold" style:font-weight-asian="bold" style:font-weight-complex="bold"/>
    </style:style>
    <style:style style:name="T2" style:family="text">
      <style:text-properties fo:font-variant="normal" fo:text-transform="none" fo:color="#000000" style:font-name="Arial" fo:letter-spacing="normal" fo:font-style="normal" fo:font-weight="normal"/>
    </style:style>
    <style:style style:name="T3" style:family="text">
      <style:text-properties fo:font-variant="normal" fo:text-transform="none" fo:color="#000000" style:font-name="Arial" fo:letter-spacing="normal" fo:font-style="norm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p text:style-name="P2"/>
      <text:p text:style-name="P1"><text:span text:style-name="T1">Clase</text:span><text:span text:style-name="T3"><text:tab/></text:span></text:p>
      <text:p text:style-name="P1"><text:span text:style-name="T3">Es como </text:span><text:span text:style-name="T2">una plantilla que define los atributos y los métodos de los objetos que se crean y especifica como se deben crear.</text:span></text:p>
      <text:p text:style-name="P3"/>
      <text:p text:style-name="P5">Objeto</text:p>
      <text:p text:style-name="P3">Son abstracciones de objetos del mundo real.</text:p>
      <text:p text:style-name="P3">Los objetos son instancias de una clase.</text:p>
      <text:p text:style-name="P3"/>
      <text:p text:style-name="P3">Clase Persona</text:p>
      <text:p text:style-name="P8"><text:tab/>- Objeto creado 1: Tomás</text:p>
      <text:p text:style-name="P3"><text:tab/>- Objeto creado 2: Pedro</text:p>
      <text:p text:style-name="P3"><text:tab/>- Objeto creado n: cualquierNombre</text:p>
      <text:p text:style-name="P3"/>
      <text:p text:style-name="P3"/>
      <text:p text:style-name="P2">2.-</text:p>
      <text:p text:style-name="P2"/>
      <text:p text:style-name="P4">La clase Punto consta de dos atributos de tipo double: 'x' e 'y'.</text:p>
      <text:p text:style-name="P4"/>
      <text:p text:style-name="P4">Tiene dos constructores, un constructor por defecto: 'Punto()' que creará un objeto punto con unos valores de atributos por defecto, otro constructor: 'Punto(a double, b double)' que crea un punto en las coordenadas que nosotros le pasamos por parámetros.</text:p>
      <text:p text:style-name="P4"/>
      <text:p text:style-name="P4">Vemos que tiene métodos gets y sets (tendrán que estar encapsulados porque si no desde fuera cualquiera podrá cambiar nuestros valores):</text:p>
      <text:p text:style-name="P6">Los gets, 'x()' e 'y()', solo te devuelven el valor de esa variable, en este caso el tipo devuelto es double.</text:p>
      <text:p text:style-name="P6"/>
      <text:p text:style-name="P6">Los sets, 'x(a double)' e 'y(b double)', pueden cambiar el valor de cada atributo.</text:p>
      <text:p text:style-name="P6"/>
      <text:p text:style-name="P6">toString() es un método sobrescrito que simplemente muestra todos los valores de los atributos.</text:p>
      <text:p text:style-name="P6"/>
      <text:p text:style-name="P6">Los métodos 'distancia(p Punto) double' y 'trasladar(a double, b double)' son métodos añadidos.</text:p>
      <text:p text:style-name="P6"/>
      <text:p text:style-name="P6">El método trasladar recibe dos números, suma los números que le pasamos nosotros a los atributos del objeto por consecuente el punto tendrá otras posiciones por lo que lo hemos trasladado de posición.</text:p>
      <text:p text:style-name="P6"/>
      <text:p text:style-name="P6">El método distancia recibe un objeto Punto ya creado, aplica la fórmula para calcular la distancia entre dos puntos, en este caso entre el punto que nosotros le hemos dicho en el paso de parámetros y el punto donde estemos aplicando el método.</text:p>
      <text:p text:style-name="P6"/>
      <text:p text:style-name="P6">La clase 'Circulo' consta de un atributo radio.</text:p>
      <text:p text:style-name="P6"/>
      <text:p text:style-name="P6">Los métodos 'centro' son get y set para un objeto Punto (el cual será nuestro centro).</text:p>
      <text:p text:style-name="P6"/>
      <text:p text:style-name="P6">La clase 'Cilindro' consta de un atributo altura.</text:p>
      <text:p text:style-name="P6"/>
      <text:p text:style-name="P6">Destacamos que las clase Cilindro y Circulo utilizan la herencia para ir utilizando el método trasladar, de la clase Punto.</text:p>
      <text:p text:style-name="P6"/>
      <text:p text:style-name="P6"/>
      <text:p text:style-name="P6"/>
      <text:p text:style-name="P6"/>
      <text:p text:style-name="P6"/>
      <text:p text:style-name="P6"/>
      <text:p text:style-name="P6"><text:soft-page-break/></text:p>
      <text:p text:style-name="P6"/>
      <text:p text:style-name="P6"/>
      <text:p text:style-name="P7">3.-</text:p>
      <text:p text:style-name="P6">*En los arch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23T10:33:35.78</meta:creation-date>
    <dc:date>2019-09-24T08:32:05.51</dc:date>
    <meta:editing-duration>PT1H10M49S</meta:editing-duration>
    <meta:editing-cycles>3</meta:editing-cycles>
    <meta:generator>OpenOffice/4.1.6$Win32 OpenOffice.org_project/416m1$Build-9790</meta:generator>
    <meta:document-statistic meta:table-count="0" meta:image-count="0" meta:object-count="0" meta:page-count="2" meta:paragraph-count="26" meta:word-count="325" meta:character-count="1927"/>
  </office:meta>
</office:document-meta>
</file>